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ff65" officeooo:paragraph-rsid="0016ff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a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1:40:06.893123542</meta:creation-date>
    <dc:date>2018-03-13T11:40:34.379161378</dc:date>
    <meta:editing-duration>PT28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5.1.6.2$Linux_X86_64 LibreOffice_project/10m0$Build-2</meta:generator>
  </office:meta>
</office:document-meta>
</file>